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FileAppend</text:h>
                    <text:list>
                        <text:list-item>
                            <text:h text:style-name="Heading_20_2" text:outline-level="2">Description</text:h>
                        </text:list-item>
                    </text:list>
                </text:list-item>
            </text:list>

            <text:p text:style-name="Standard"/>

            <text:p text:style-name="Standard"><text:span>Appends data to a file. It will create the file if it doesn't already exist. The data can be a string or a blob.</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File path
                                                                        <text:s text:c="4"/>
                                                                        <text:span text:style-name="T2">EXPRESSION (string)</text:span>
                                                                    </text:h>
                                                                </text:list-item>
                                                            </text:list>
                                                        </text:list-item>
                                                    </text:list>
                                                </text:list-item>
                                            </text:list>
                                            <text:p text:style-name="Standard"><text:span>The full path of the file to be written.</text:span></text:p><text:span> </text:span>
                                            <text:p text:style-name="Standard"/>,
                                            <text:list xml:id="list1065229068" text:continue-numbering="true" text:style-name="Outline">
                                                <text:list-item>
                                                    <text:list>
                                                        <text:list-item>
                                                            <text:list>
                                                                <text:list-item>
                                                                    <text:h text:style-name="Heading_20_3" text:outline-level="3">
                                                                        Content
                                                                        <text:s text:c="4"/>
                                                                        <text:span text:style-name="T2">EXPRESSION (string)</text:span>
                                                                    </text:h>
                                                                </text:list-item>
                                                            </text:list>
                                                        </text:list-item>
                                                    </text:list>
                                                </text:list-item>
                                            </text:list>
                                            <text:p text:style-name="Standard"><text:span>Content to be written. It can be a string or a blob. If the content is a blob, the </text:span><text:span text:style-name="backtick">encoding</text:span><text:span> property is ignored.</text:span></text:p><text:span> </text:span>
                                            <text:p text:style-name="Standard"/>,
                                            <text:list xml:id="list1065229068" text:continue-numbering="true" text:style-name="Outline">
                                                <text:list-item>
                                                    <text:list>
                                                        <text:list-item>
                                                            <text:list>
                                                                <text:list-item>
                                                                    <text:h text:style-name="Heading_20_3" text:outline-level="3">
                                                                        Encoding
                                                                        <text:s text:c="4"/>
                                                                        <text:span text:style-name="T2">EXPRESSION (string)</text:span>
                                                                    </text:h>
                                                                </text:list-item>
                                                            </text:list>
                                                        </text:list-item>
                                                    </text:list>
                                                </text:list-item>
                                            </text:list>
                                            <text:p text:style-name="Standard"><text:span>Encoding type of string content. The following values are allowed: </text:span><text:span text:style-name="backtick">"ascii"</text:span><text:span>, </text:span><text:span text:style-name="backtick">"base64"</text:span><text:span>, </text:span><text:span text:style-name="backtick">"hex"</text:span><text:span>, </text:span><text:span text:style-name="backtick">"ucs2"</text:span><text:span>, </text:span><text:span text:style-name="backtick">"ucs-2"</text:span><text:span>, </text:span><text:span text:style-name="backtick">"utf16le"</text:span><text:span>, </text:span><text:span text:style-name="backtick">"utf-16le"</text:span><text:span>, </text:span><text:span text:style-name="backtick">"utf8"</text:span><text:span>, </text:span><text:span text:style-name="backtick">"utf-8"</text:span><text:span>, </text:span><text:span text:style-name="backtick">"binary"</text:span><text:span> or </text:span><text:span text:style-name="backtick">"latin1"</text:span><text:span>.</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